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cb4" officeooo:paragraph-rsid="0008acb4"/>
    </style:style>
    <style:style style:name="P2" style:family="paragraph" style:parent-style-name="Standard">
      <style:text-properties officeooo:paragraph-rsid="0008acb4"/>
    </style:style>
    <style:style style:name="P3" style:family="paragraph" style:parent-style-name="Standard">
      <style:text-properties officeooo:rsid="0008e5c8" officeooo:paragraph-rsid="0008e5c8"/>
    </style:style>
    <style:style style:name="P4" style:family="paragraph" style:parent-style-name="Standard">
      <style:text-properties officeooo:rsid="0008acb4" officeooo:paragraph-rsid="0008acb4"/>
    </style:style>
    <style:style style:name="P5" style:family="paragraph" style:parent-style-name="Standard">
      <style:text-properties officeooo:rsid="0008e5c8" officeooo:paragraph-rsid="0008e5c8"/>
    </style:style>
    <style:style style:name="P6" style:family="paragraph" style:parent-style-name="Standard">
      <style:text-properties officeooo:rsid="0008e5c8" officeooo:paragraph-rsid="000b8b8f"/>
    </style:style>
    <style:style style:name="T1" style:family="text">
      <style:text-properties officeooo:rsid="0008acb4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8e5c8"/>
    </style:style>
    <style:style style:name="T4" style:family="text">
      <style:text-properties officeooo:rsid="0008e5c8"/>
    </style:style>
    <style:style style:name="T5" style:family="text">
      <style:text-properties officeooo:rsid="000a990a"/>
    </style:style>
    <style:style style:name="T6" style:family="text">
      <style:text-properties style:font-name="Courier New" officeooo:rsid="000a990a"/>
    </style:style>
    <style:style style:name="T7" style:family="text">
      <style:text-properties style:font-name="Courier New" officeooo:rsid="000ae8fe"/>
    </style:style>
    <style:style style:name="T8" style:family="text">
      <style:text-properties style:font-name="Courier New" officeooo:rsid="000b8b8f"/>
    </style:style>
    <style:style style:name="T9" style:family="text">
      <style:text-properties officeooo:rsid="000ae8fe"/>
    </style:style>
    <style:style style:name="T10" style:family="text">
      <style:text-properties officeooo:rsid="000b8b8f"/>
    </style:style>
    <style:style style:name="T11" style:family="text">
      <style:text-properties style:font-name="Arial" officeooo:rsid="000b8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 Lista de comandos –</text:p>
      <text:p text:style-name="P1"/>
      <text:p text:style-name="P1">- <text:span text:style-name="T6">su -</text:span><text:span text:style-name="T5"> <text:s/>(Para cambiar a root y que funcionen los comandos)</text:span></text:p>
      <text:p text:style-name="P1">- <text:span text:style-name="T6">cat /etc/hostname</text:span><text:span text:style-name="T5"> (para saber que hostname hay en este momento)</text:span></text:p>
      <text:p text:style-name="P1"/>
      <text:p text:style-name="P1"><text:span text:style-name="T2">- hostname</text:span> (cambiar el hostname)</text:p>
      <text:p text:style-name="P1"><text:span text:style-name="T2">-</text:span> <text:s/><text:span text:style-name="T3">adduser</text:span><text:span text:style-name="T4"> nombre_usuario / </text:span><text:span text:style-name="T3">useradd</text:span><text:span text:style-name="T4"> nombre_usuario (Para añadir un usuario nuevo)</text:span></text:p>
      <text:p text:style-name="P1">- <text:span text:style-name="T3">cat /etc/passwd</text:span><text:span text:style-name="T4"> <text:s/>// </text:span><text:span text:style-name="T3">/etc/groups</text:span><text:span text:style-name="T4"> (lista de usuarios o de grupos)</text:span></text:p>
      <text:p text:style-name="P1"/>
      <text:p text:style-name="P2"><text:span text:style-name="T1">* </text:span>juana:x:1004:1003:JuanaGarcia,,765432198,:/home/juana:/bin/bash</text:p>
      <text:p text:style-name="P2"/>
      <text:p text:style-name="P3">campos: </text:p>
      <text:p text:style-name="P3"/>
      <text:p text:style-name="P3">1.- Nombre del usuario.</text:p>
      <text:p text:style-name="P3">2.- x que significa que la cuenta está habilitada y su contraseña está encriptada</text:p>
      <text:p text:style-name="P3">3.- 1004 número de usuario (la de root es 0 y los usuarios creados empiezan a partir del 1000)</text:p>
      <text:p text:style-name="P3">4.- 1003 número de grupo (un usuario puede pertenecer a varios grupos a la vez pero siempre tienen 1 como principal)</text:p>
      <text:p text:style-name="P3">5.- descripción del usuarios</text:p>
      <text:p text:style-name="P3">6.- directorio $HOME del usuario</text:p>
      <text:p text:style-name="P3">7.- La shell que utiliza por defecto el usuario. Por lo general suele ser bash.</text:p>
      <text:p text:style-name="P3"/>
      <text:p text:style-name="P3">- <text:span text:style-name="T7">addgroup</text:span><text:span text:style-name="T9"> nombre_grupo (Para crear un nuevo grupo)</text:span></text:p>
      <text:p text:style-name="P3">- <text:span text:style-name="T7">adduser</text:span><text:span text:style-name="T9"> <text:s/>nombre_usuario </text:span><text:span text:style-name="T7">--ingroup</text:span><text:span text:style-name="T9"> nombre_grupo (Para meter usuarios en un grupo)</text:span></text:p>
      <text:p text:style-name="P3">- <text:span text:style-name="T7">mkdir</text:span><text:span text:style-name="T9"> ruta_carpeta (Para crear una carpeta nueva)</text:span></text:p>
      <text:p text:style-name="P3">- <text:span text:style-name="T7">ls</text:span><text:span text:style-name="T9"> ruta_directorio (Para ver que archivos hay en la carpeta)</text:span></text:p>
      <text:p text:style-name="P3">-<text:span text:style-name="T7">ls – l</text:span><text:span text:style-name="T9"> ruta_directorio (Para ver que archivos hay en la carpeta y además ver los permisos de cada uno)</text:span></text:p>
      <text:p text:style-name="P6">- <text:span text:style-name="T8">chmod:</text:span><text:span text:style-name="T11">(para cambiar permisos)</text:span></text:p>
      <text:p text:style-name="P6"><text:span text:style-name="T8">[u (usuario propietaro), g (grupo propietario), o (resto de usuarios)] </text:span></text:p>
      <text:p text:style-name="P6"><text:span text:style-name="T8"/></text:p>
      <text:p text:style-name="P6"><text:span text:style-name="T8">[+ (añadir permisos), - (eliminar permisos)] </text:span></text:p>
      <text:p text:style-name="P6"><text:span text:style-name="T8"/></text:p>
      <text:p text:style-name="P6"><text:span text:style-name="T8">[r (permiso de lectura, no se puede hacer ls si no se tiene este comando), </text:span></text:p>
      <text:p text:style-name="P6"><text:span text:style-name="T8">w (permiso de escritura, no se puede crear entradas en este directorio si no se tiene este permiso), </text:span></text:p>
      <text:p text:style-name="P6"><text:span text:style-name="T8">x (permiso de ejecución, no se puede hacer cd si no se tiene este permiso)</text:span><text:span text:style-name="T10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3:16:05.176000000</meta:creation-date>
    <dc:date>2024-03-06T13:22:01.663000000</dc:date>
    <meta:editing-duration>PT25M55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6" meta:word-count="264" meta:character-count="1595" meta:non-whitespace-character-count="1345"/>
  </office:meta>
</office:document-meta>
</file>